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'Lucida Console'" svg:font-family="''Lucida Console''"/>
    <style:font-face style:name="'Trebuchet MS'" svg:font-family="''Trebuchet MS'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06198" officeooo:paragraph-rsid="001cec7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font-weight="bold" officeooo:rsid="002642f5" officeooo:paragraph-rsid="002642f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fo:font-weight="bold" officeooo:rsid="0027b347" officeooo:paragraph-rsid="0027b3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weight="bold" officeooo:rsid="0027b347" officeooo:paragraph-rsid="00324dd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officeooo:rsid="0027b347" officeooo:paragraph-rsid="002c4bf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font-weight="bold" officeooo:rsid="0027b347" officeooo:paragraph-rsid="002f7df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font-weight="bold" officeooo:rsid="00289dcb" officeooo:paragraph-rsid="00289dc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6pt" fo:font-weight="bold" officeooo:rsid="002c4bfd" officeooo:paragraph-rsid="002c4bf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6pt" fo:font-weight="normal" officeooo:rsid="002642f5" officeooo:paragraph-rsid="002642f5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6pt" fo:font-style="normal" fo:font-weight="bold" officeooo:rsid="002642f5" officeooo:paragraph-rsid="002642f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fo:font-style="normal" fo:font-weight="bold" officeooo:rsid="0027b347" officeooo:paragraph-rsid="002c4bf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style="normal" fo:font-weight="bold" officeooo:rsid="0027b347" officeooo:paragraph-rsid="00289dcb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6pt" fo:font-style="normal" fo:font-weight="bold" officeooo:rsid="0027b347" officeooo:paragraph-rsid="0027b347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6pt" fo:font-style="normal" fo:font-weight="bold" officeooo:rsid="002c4bfd" officeooo:paragraph-rsid="002c4bf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6pt" fo:font-style="normal" fo:font-weight="normal" officeooo:rsid="0027b347" officeooo:paragraph-rsid="002642f5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6pt" fo:font-style="normal" fo:font-weight="normal" officeooo:rsid="0027b347" officeooo:paragraph-rsid="00289dcb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6pt" fo:font-style="normal" fo:font-weight="normal" officeooo:rsid="0027b347" officeooo:paragraph-rsid="0027b347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6pt" fo:font-style="normal" fo:font-weight="normal" officeooo:rsid="0027b347" officeooo:paragraph-rsid="002c4bfd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6pt" fo:font-style="normal" fo:font-weight="normal" officeooo:rsid="0027b347" officeooo:paragraph-rsid="002f7df4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6pt" fo:font-weight="normal" officeooo:rsid="002642f5" officeooo:paragraph-rsid="002642f5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6pt" fo:font-style="normal" fo:font-weight="normal" officeooo:rsid="0027b347" officeooo:paragraph-rsid="00289dcb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6pt" fo:font-style="normal" fo:font-weight="normal" officeooo:rsid="002c4bfd" officeooo:paragraph-rsid="002c4bfd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3100c6"/>
    </style:style>
    <style:style style:name="P24" style:family="paragraph" style:parent-style-name="Standard">
      <style:paragraph-properties fo:text-align="center" style:justify-single-word="false"/>
      <style:text-properties officeooo:paragraph-rsid="0027b347"/>
    </style:style>
    <style:style style:name="P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6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000000" style:font-name="Calibri" fo:font-size="16pt" fo:letter-spacing="normal" fo:font-style="normal" fo:font-weight="normal" officeooo:rsid="0027b347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font-name="Courier New" fo:font-size="16pt" fo:letter-spacing="normal" fo:font-style="normal" fo:font-weight="normal" officeooo:rsid="0027b347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font-name="'Trebuchet MS'" fo:font-size="14pt" fo:letter-spacing="normal" fo:font-style="normal" fo:font-weight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7b347" style:font-style-asian="normal" style:font-style-complex="normal"/>
    </style:style>
    <style:style style:name="T9" style:family="text">
      <style:text-properties fo:font-style="normal" officeooo:rsid="002c4bfd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c4bf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e0be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e12c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f7df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07a2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01d1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930e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301d14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normal" officeooo:rsid="002c4bfd" style:font-style-asian="normal" style:font-weight-asian="normal" style:font-style-complex="normal" style:font-weight-complex="normal"/>
    </style:style>
    <style:style style:name="T21" style:family="text">
      <style:text-properties style:font-name="Courier New" fo:font-weight="normal" style:font-weight-asian="normal" style:font-weight-complex="normal"/>
    </style:style>
    <style:style style:name="T22" style:family="text">
      <style:text-properties style:font-name="Courier New" fo:font-size="16pt" fo:font-style="normal" fo:font-weight="normal" officeooo:rsid="002642f5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Calibri" fo:font-style="normal" fo:font-weight="normal" officeooo:rsid="002c4bfd" style:font-style-asian="normal" style:font-weight-asian="normal" style:font-style-complex="normal" style:font-weight-complex="normal"/>
    </style:style>
    <style:style style:name="T24" style:family="text">
      <style:text-properties style:font-name="Calibri" fo:font-size="16pt" fo:font-style="normal" fo:font-weight="bold" officeooo:rsid="002642f5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Calibri" fo:font-size="16pt" fo:font-style="normal" fo:font-weight="normal" officeooo:rsid="002642f5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style:font-name="Calibri" fo:font-size="16pt" fo:font-style="normal" fo:font-weight="normal" officeooo:rsid="0027b347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font-name="Calibri" fo:font-size="16pt" fo:font-weight="bold" officeooo:rsid="0027b347" style:font-size-asian="16pt" style:font-weight-asian="bold" style:font-size-complex="16pt" style:font-weight-complex="bold"/>
    </style:style>
    <style:style style:name="gr1" style:family="graphic">
      <style:graphic-properties draw:textarea-vertical-align="top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1" form:control-implementation="ooo:com.sun.star.form.component.TextField" xml:id="control1" form:id="control1" form:current-value="Nouvelle balise :&#10;&#10;Nouvel attribut du bouton : 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name="Forme1" draw:style-name="gr1" draw:text-style-name="P25" svg:width="26.815cm" svg:height="2.25cm" svg:x="1.806cm" svg:y="8.31cm" draw:control="control1"/>
      <text:p text:style-name="P24"><text:span text:style-name="T27">Interaction <text:s/>: </text:span><text:span text:style-name="T4">Rendre un formulaire interactif avec le langage JavaScript.</text:span> </text:p>
      <text:p text:style-name="P1"/>
      <text:p text:style-name="P2">1/<text:span text:style-name="T6">Ouvrir le code du fichier </text:span><text:span text:style-name="T5">Tim_Berners-Lee.html</text:span><text:span text:style-name="T6">. Identifier la nouvelle balise incluse et le nouvel attribut du bouton de type </text:span><text:span text:style-name="T21">"submit"</text:span><text:span text:style-name="T6">.</text:span></text:p>
      <text:p text:style-name="P9">...</text:p>
      <text:p text:style-name="P20">&lt;input type="submit" value="Valider les réponses" onclick="calcul()"&gt;</text:p>
      <text:p text:style-name="P20"><text:tab/><text:tab/>&lt;/form&gt;</text:p>
      <text:p text:style-name="P20"><text:s text:c="4"/>&lt;script src="tim.js"&gt;&lt;/script&gt;</text:p>
      <text:p text:style-name="P20"><text:s text:c="4"/>&lt;/body&gt;</text:p>
      <text:p text:style-name="P9"/>
      <text:p text:style-name="P9"/>
      <text:p text:style-name="P9"/>
      <text:p text:style-name="P9"/>
      <text:p text:style-name="P10"/>
      <text:p text:style-name="P23"><text:span text:style-name="T24">2/ </text:span><text:span text:style-name="T25">La balise </text:span><text:span text:style-name="T22">"script" </text:span><text:span text:style-name="T25">contient un lien vers un fichier. </text:span><text:span text:style-name="T26">Ouvrir ce fichier et observer le code. </text:span><text:span text:style-name="T2">Expliquer les instructions de la fonction </text:span><text:span text:style-name="T3">calcul()</text:span><text:span text:style-name="T2">.</text:span></text:p>
      <text:p text:style-name="P21"><draw:control text:anchor-type="paragraph" draw:z-index="1" draw:name="Forme2" draw:style-name="gr2" draw:text-style-name="P25" svg:width="12.489cm" svg:height="6.642cm" svg:x="14.173cm" svg:y="0.293cm" draw:control="control2"/></text:p>
      <text:p text:style-name="P21">function calcul(){</text:p>
      <text:p text:style-name="P21"><text:s text:c="2"/>var score = 0;</text:p>
      <text:p text:style-name="P21"><text:s text:c="2"/>rep1 = document.getElementById('1955');</text:p>
      <text:p text:style-name="P21"><text:s text:c="4"/>if (rep1.checked == true){</text:p>
      <text:p text:style-name="P21"><text:s text:c="4"/>score = score + 1;</text:p>
      <text:p text:style-name="P21"><text:s text:c="2"/>}</text:p>
      <text:p text:style-name="P21"><text:s text:c="2"/>alert(score)</text:p>
      <text:p text:style-name="P21">}</text:p>
      <text:p text:style-name="P11"><text:soft-page-break/>Interaction avec Javascript</text:p>
      <text:p text:style-name="P12"/>
      <text:p text:style-name="P12"/>
      <text:p text:style-name="P7"><text:span text:style-name="T8">S</text:span><text:span text:style-name="T7">ynthèse :</text:span></text:p>
      <text:p text:style-name="P16"><draw:control text:anchor-type="paragraph" draw:z-index="2" draw:name="Forme2" draw:style-name="gr2" draw:text-style-name="P25" svg:width="25.454cm" svg:height="7.162cm" svg:x="0.123cm" svg:y="0.293cm" draw:control="control3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4">En savoir plus :</text:p>
      <text:p text:style-name="P8"><text:a xlink:type="simple" xlink:href="https://developer.mozilla.org/fr/docs/Learn/JavaScript/First_steps/What_is_JavaScript" text:style-name="Internet_20_link" text:visited-style-name="Visited_20_Internet_20_Link"><text:span text:style-name="T7">https://developer.mozilla.org/fr/docs/Learn/JavaScript/First_steps/What_is_JavaScript</text:span></text:a><text:span text:style-name="T7"> </text:span></text:p>
      <text:p text:style-name="P14"/>
      <text:p text:style-name="P3"><text:span text:style-name="T7">3/</text:span><text:span text:style-name="T10"> Compléter le fichier </text:span><text:span text:style-name="T5">tim.js</text:span><text:span text:style-name="T10"> pour que le nombre de bonne</text:span><text:span text:style-name="T12">s</text:span><text:span text:style-name="T10"> réponses au quizz s'affiche à l'écran. </text:span><text:span text:style-name="T15">Au passage, noter les bonnes réponses concernant Tim Berners Lee ci-dessous :</text:span></text:p>
      <text:p text:style-name="P17"/>
      <text:p text:style-name="P17"><draw:control text:anchor-type="as-char" draw:z-index="3" draw:name="Forme3" draw:style-name="gr3" draw:text-style-name="P26" svg:width="25.718cm" svg:height="1.597cm" draw:control="control4"/></text:p>
      <text:p text:style-name="P11"><text:soft-page-break/>Interaction avec Javascript</text:p>
      <text:p text:style-name="P13"/>
      <text:p text:style-name="P17"/>
      <text:p text:style-name="P4"><text:span text:style-name="T11">4/ Compléter votre page html</text:span><text:span text:style-name="T16">(</text:span><text:span text:style-name="T18">pas</text:span><text:span text:style-name="T16"> celle de Tim Berners-Lee)</text:span><text:span text:style-name="T11"> en y insérant une balise script avec un lien vers un fichier au format javascript. Ce script affichera le nombre de bonne</text:span><text:span text:style-name="T17">s</text:span><text:span text:style-name="T11"> réponses à l'écran.</text:span></text:p>
      <text:p text:style-name="P17"/>
      <text:p text:style-name="P17"/>
      <text:p text:style-name="P17"/>
      <text:p text:style-name="P5"><text:span text:style-name="T9">Bonus</text:span><text:span text:style-name="T7">: </text:span></text:p>
      <text:p text:style-name="P18"/>
      <text:p text:style-name="P19">Faire que le nombre de bonnes réponses s'affiche dans la page html.</text:p>
      <text:p text:style-name="P6"><text:span text:style-name="T10">Aide : on pourra </text:span><text:span text:style-name="T11">créer un nouvel élément dans le DOM de la page en </text:span><text:span text:style-name="T10">utilis</text:span><text:span text:style-name="T11">ant</text:span><text:span text:style-name="T10"> la méthode </text:span><text:span text:style-name="T13">Javascript <text:s/></text:span><text:span text:style-name="T14">ci-dessous</text:span><text:span text:style-name="T13">(à insérer dans le fichier au format .js)</text:span><text:span text:style-name="T10"> </text:span></text:p>
      <text:p text:style-name="P22"/>
      <text:p text:style-name="P5"><text:span text:style-name="T20">document</text:span><text:span text:style-name="T19">.createElemen</text:span><text:span text:style-name="T20">t</text:span></text:p>
      <text:p text:style-name="P22"/>
      <text:p text:style-name="P5"><text:a xlink:type="simple" xlink:href="https://developer.mozilla.org/fr/docs/Web/API/Document/createElement" text:style-name="Internet_20_link" text:visited-style-name="Visited_20_Internet_20_Link"><text:span text:style-name="T23">https://developer.mozilla.org/fr/docs/Web/API/Document/createElement</text:span></text:a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'Lucida Console'" svg:font-family="''Lucida Console''"/>
    <style:font-face style:name="'Trebuchet MS'" svg:font-family="''Trebuchet MS'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20S</meta:editing-duration>
    <meta:editing-cycles>25</meta:editing-cycles>
    <meta:generator>LibreOffice/5.3.5.2$Windows_x86 LibreOffice_project/50d9bf2b0a79cdb85a3814b592608037a682059d</meta:generator>
    <dc:date>2019-08-02T16:48:40.753000000</dc:date>
    <meta:document-statistic meta:table-count="0" meta:image-count="0" meta:object-count="0" meta:page-count="3" meta:paragraph-count="29" meta:word-count="204" meta:character-count="1489" meta:non-whitespace-character-count="1280"/>
    <meta:user-defined meta:name="Info 1"/>
    <meta:user-defined meta:name="Info 2"/>
    <meta:user-defined meta:name="Info 3"/>
    <meta:user-defined meta:name="Info 4"/>
  </office:meta>
</office:document-meta>
</file>